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T Norms" svg:font-family="'TT Norms', Helvetica, Arial, 'Lucida Grande'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5f443" officeooo:paragraph-rsid="0005f443"/>
    </style:style>
    <style:style style:name="P2" style:family="paragraph" style:parent-style-name="Standard">
      <style:text-properties officeooo:rsid="0005f443" officeooo:paragraph-rsid="00066568"/>
    </style:style>
    <style:style style:name="P3" style:family="paragraph" style:parent-style-name="Standard">
      <style:text-properties officeooo:rsid="00066568" officeooo:paragraph-rsid="00066568"/>
    </style:style>
    <style:style style:name="P4" style:family="paragraph" style:parent-style-name="Standard">
      <style:text-properties officeooo:rsid="00066568" officeooo:paragraph-rsid="000aa3ce"/>
    </style:style>
    <style:style style:name="P5" style:family="paragraph" style:parent-style-name="Standard">
      <style:text-properties officeooo:rsid="00093de9" officeooo:paragraph-rsid="00093de9"/>
    </style:style>
    <style:style style:name="P6" style:family="paragraph" style:parent-style-name="Standard">
      <style:text-properties fo:font-variant="normal" fo:text-transform="none" fo:color="#424242" loext:opacity="100%" style:font-name="TT Norms" fo:font-size="12pt" fo:letter-spacing="normal" fo:font-style="normal" fo:font-weight="normal" officeooo:rsid="00066568" officeooo:paragraph-rsid="000aa3ce"/>
    </style:style>
    <style:style style:name="P7" style:family="paragraph" style:parent-style-name="Standard">
      <style:text-properties officeooo:rsid="000b5517" officeooo:paragraph-rsid="000b5517"/>
    </style:style>
    <style:style style:name="T1" style:family="text">
      <style:text-properties officeooo:rsid="0005f443"/>
    </style:style>
    <style:style style:name="T2" style:family="text">
      <style:text-properties officeooo:rsid="00066568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66568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78dfb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0aa3ce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officeooo:rsid="00066568"/>
    </style:style>
    <style:style style:name="T8" style:family="text">
      <style:text-properties officeooo:rsid="00078dfb"/>
    </style:style>
    <style:style style:name="T9" style:family="text">
      <style:text-properties officeooo:rsid="00093de9"/>
    </style:style>
    <style:style style:name="T10" style:family="text">
      <style:text-properties fo:font-variant="normal" fo:text-transform="none" fo:color="#202124" loext:opacity="100%" style:font-name="inherit" fo:font-size="21pt" fo:letter-spacing="normal" fo:language="pl" fo:country="PL" fo:font-style="normal" fo:font-weight="normal"/>
    </style:style>
    <style:style style:name="T11" style:family="text">
      <style:text-properties officeooo:rsid="000aa3ce"/>
    </style:style>
    <style:style style:name="T12" style:family="text">
      <style:text-properties officeooo:rsid="000b5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rypto – każdy kto choć trochę śledzi nowinki technologiczne słyszał o powstałym w 2009 roku Bitcoinie. Historie o ludziach, którzy uwierzyli w ten produkt na jego starcie, a następnie na przełmie 2017 i 2018, gdy nastąpił pierwszy diametralny skok dorobili się olbrzymich pieniędzy. Wtedy świat kryptowalut zaczął się tak na prawdę rozwijać i ekonomiście zaczęli sobie zadawać pytani<text:span text:style-name="T11">a</text:span>: „Jak to działa?”.</text:p>
      <text:p text:style-name="P1"/>
      <text:p text:style-name="P2"><text:tab/><text:span text:style-name="T3">Kryptowaluty to cyfrowe </text:span><text:span text:style-name="T4">lub wirtualne </text:span><text:span text:style-name="T6">pieniądze</text:span><text:span text:style-name="T4"> oparte </text:span><text:span text:style-name="T6">o</text:span><text:span text:style-name="T4"> system</text:span><text:span text:style-name="T6">y</text:span><text:span text:style-name="T4"> kryptograficzn</text:span><text:span text:style-name="T6">e</text:span><text:span text:style-name="T4">. Umożliwiają bezpieczne płatności online bez korzystania z zewnętrznych pośredników.</text:span><text:span text:style-name="T7"> </text:span><text:span text:style-name="T2">[1]</text:span></text:p>
      <text:p text:style-name="P2"/>
      <text:p text:style-name="P3"/>
      <text:p text:style-name="P3"><text:tab/>Jedną z głównych zalet tego konceptu jest decentralizacja. <text:span text:style-name="T8">Oznacza to, że nie jest nam potrzebna żadna instytucja bankowa </text:span><text:span text:style-name="T12">lub rządowa</text:span><text:span text:style-name="T8">, aby w bezpieczny sposób dokonywać transakcji. </text:span><text:span text:style-name="T9">Dodatkowo każda transakcja jest rejestrowana i </text:span><text:span text:style-name="T11">zapisywana, a</text:span><text:span text:style-name="T9"> za pomocą tzw. „Eksploratorów” można podejrzeć kto gdzie i kiedy podjął się: wymiany, kupna bądź sprzedaży. </text:span><text:span text:style-name="T8">Wszystko to zawdzięczamy technologi blockchain.</text:span></text:p>
      <text:p text:style-name="P3"/>
      <text:p text:style-name="P3"/>
      <text:p text:style-name="P4"><text:tab/><text:span text:style-name="T11">T</text:span><text:span text:style-name="T5">echnologi</text:span><text:span text:style-name="T6">a</text:span><text:span text:style-name="T5"> blockchain </text:span><text:span text:style-name="T6">umożliwia</text:span><text:span text:style-name="T5"> rejestrowani</text:span><text:span text:style-name="T6">e</text:span><text:span text:style-name="T5"> i rozpowszechniani</text:span><text:span text:style-name="T6">e</text:span><text:span text:style-name="T5"> informacji cyfrowych, ale zapobiega ich edytowaniu. W ten sposób blockchain jest podstawą niezmiennych </text:span><text:span text:style-name="T6">rejestrów</text:span><text:span text:style-name="T5"> lub zapisów transakcji, których nie można zmienić, usunąć ani zniszczyć.</text:span></text:p>
      <text:p text:style-name="P4"><text:span text:style-name="T8"><text:s/></text:span><text:span text:style-name="T9">[2]</text:span></text:p>
      <text:p text:style-name="P4"/>
      <text:p text:style-name="P4"/>
      <text:p text:style-name="P6">The value of a cryptocurrency reflects a variety of factors, including current supply and demand for that currency. In some cases, it also reflects a faith in the underlying technology that powers the currency, or a particular innovation that a certain crypto stands for.</text:p>
      <text:p text:style-name="P4"/>
      <text:p text:style-name="P4"/>
      <text:p text:style-name="P3"/>
      <text:p text:style-name="P3"/>
      <text:p text:style-name="P2"/>
      <text:p text:style-name="P2"/>
      <text:p text:style-name="P2"><text:span text:style-name="T2">[1]</text:span><text:a xlink:type="simple" xlink:href="https://www.investopedia.com/terms/c/cryptocurrency.asp" text:style-name="Internet_20_link" text:visited-style-name="Visited_20_Internet_20_Link"><text:span text:style-name="T2">https://www.investopedia.com/terms/c/cryptocurrency.asp</text:span></text:a><text:span text:style-name="T2"> ( online 14.11.2022) </text:span></text:p>
      <text:p text:style-name="P5">[2]<text:a xlink:type="simple" xlink:href="https://www.investopedia.com/terms/b/blockchain.asp" text:style-name="Internet_20_link" text:visited-style-name="Visited_20_Internet_20_Link"><text:span text:style-name="T1">https://www.investopedia.com/terms/b/blockchain.asp</text:span></text:a><text:span text:style-name="T1"> </text:span>(online 14.11.2022)</text:p>
      <text:p text:style-name="P7"><text:span text:style-name="T10">[3]https://www.sofi.com/learn/content/cryptocurrency-vs-stocks/</text:span></text:p>
      <text:p text:style-name="P5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T Norms" svg:font-family="'TT Norms', Helvetica, Arial, 'Lucida Grand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29:32.796530509</meta:creation-date>
    <dc:date>2022-11-14T13:29:51.130940696</dc:date>
    <meta:editing-duration>PT6M17S</meta:editing-duration>
    <meta:editing-cycles>1</meta:editing-cycles>
    <meta:document-statistic meta:table-count="0" meta:image-count="0" meta:object-count="0" meta:page-count="1" meta:paragraph-count="9" meta:word-count="218" meta:character-count="1718" meta:non-whitespace-character-count="1502"/>
    <meta:generator>LibreOffice/7.3.1.3$Linux_X86_64 LibreOffice_project/30$Build-3</meta:generator>
  </office:meta>
</office:document-meta>
</file>